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Symbola" svg:font-family="Symbola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5.3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measure">
      <style:graphic-properties draw:textarea-vertical-align="middle" draw:line-distance="1.406cm"/>
      <style:paragraph-properties style:writing-mode="lr-tb"/>
    </style:style>
    <style:style style:name="gr6" style:family="graphic" style:parent-style-name="measure">
      <style:graphic-properties draw:textarea-vertical-align="middle" draw:line-distance="0.362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measure">
      <style:graphic-properties draw:textarea-vertical-align="middle" draw:line-distance="0.562cm" draw:placing="below"/>
      <style:paragraph-properties style:writing-mode="lr-tb"/>
    </style:style>
    <style:style style:name="gr9" style:family="graphic" style:parent-style-name="measure">
      <style:graphic-properties draw:textarea-vertical-align="middle" draw:line-distance="0.308cm" draw:placing="below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6.354cm" fo:min-width="5.342cm"/>
    </style:style>
    <style:style style:name="gr12" style:family="graphic" style:parent-style-name="measure">
      <style:graphic-properties draw:textarea-vertical-align="middle" draw:line-distance="0.562cm" draw:measure-align="right-outside" draw:measure-vertical-align="center" draw:placing="below" draw:parallel="true"/>
      <style:paragraph-properties style:writing-mode="lr-tb"/>
    </style:style>
    <style:style style:name="gr13" style:family="graphic" style:parent-style-name="measure">
      <style:graphic-properties draw:textarea-vertical-align="middle" draw:line-distance="0.308cm" draw:measure-align="left-outside" draw:measure-vertical-align="center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1.681cm" draw:measure-align="inside" draw:measure-vertical-align="center" draw:show-unit="false" draw:parallel="false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1.07cm" draw:measure-align="inside" draw:measure-vertical-align="center" draw:show-unit="false" draw:parallel="false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0.529cm" draw:measure-align="inside" draw:measure-vertical-align="center" draw:show-unit="false" draw:parallel="fals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draw:line-distance="0.054cm" draw:start-guide="7.112cm" draw:placing="below" draw:parallel="tru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measure-align="inside" draw:measure-vertical-align="center" draw:placing="below" draw:parallel="false"/>
      <style:paragraph-properties style:writing-mode="lr-tb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8.386cm" fo:min-width="11.1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07cm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a933" draw:opacity="31%" draw:textarea-horizontal-align="justify" draw:textarea-vertical-align="middle" draw:auto-grow-height="false" fo:min-height="0.258cm" fo:min-width="0.008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00a933" draw:opacity="31%" draw:textarea-horizontal-align="justify" draw:textarea-vertical-align="middle" draw:auto-grow-height="false" fo:min-height="3.78cm" fo:min-width="0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00a933" draw:opacity="31%" draw:textarea-horizontal-align="justify" draw:textarea-vertical-align="middle" draw:auto-grow-height="false" fo:min-height="8.352cm" fo:min-width="5.054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0000" draw:opacity="31%" draw:textarea-horizontal-align="justify" draw:textarea-vertical-align="middle" draw:auto-grow-height="false" fo:min-height="3.78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0000" draw:opacity="31%" draw:textarea-horizontal-align="justify" draw:textarea-vertical-align="middle" draw:auto-grow-height="false" fo:min-height="8.352cm" fo:min-width="5.054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style:font-name="Symbola"/>
    </style:style>
    <style:style style:name="P8" style:family="paragraph">
      <style:paragraph-properties fo:text-align="center"/>
    </style:style>
    <style:style style:name="P9" style:family="paragraph">
      <loext:graphic-properties draw:fill-color="#00a933" draw:opacity="31%"/>
      <style:paragraph-properties fo:text-align="center"/>
    </style:style>
    <style:style style:name="P10" style:family="paragraph">
      <loext:graphic-properties draw:fill-color="#ff0000" draw:opacity="31%"/>
      <style:paragraph-properties fo:text-align="center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Liberation Serif"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7.112cm" svg:x="6.096cm" svg:y="1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96cm" svg:y1="9.398cm" svg:x2="6.096cm" svg:y2="0.762cm">
          <text:p/>
        </draw:line>
        <draw:line draw:style-name="gr2" draw:text-style-name="P2" draw:layer="layout" svg:x1="6.096cm" svg:y1="5.08cm" svg:x2="14.732cm" svg:y2="5.08cm">
          <text:p/>
        </draw:line>
        <draw:frame draw:style-name="gr3" draw:text-style-name="P3" draw:layer="layout" svg:width="1.016cm" svg:height="0.954cm" svg:x="13.716cm" svg:y="5.33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6.35cm" svg:y="0.57cm">
          <draw:text-box>
            <text:p><text:span text:style-name="T1">y</text:span></text:p>
          </draw:text-box>
        </draw:frame>
        <draw:line draw:style-name="gr4" draw:text-style-name="P2" draw:layer="layout" svg:x1="1.524cm" svg:y1="5.08cm" svg:x2="9.906cm" svg:y2="2.286cm">
          <text:p/>
        </draw:line>
        <draw:measure draw:style-name="gr5" draw:text-style-name="P4" draw:layer="measurelines" svg:x1="1.524cm" svg:y1="5.08cm" svg:x2="9.906cm" svg:y2="2.286cm">
          <text:p text:style-name="P4"><text:span text:style-name="T2">R</text:span></text:p>
        </draw:measure>
        <draw:measure draw:style-name="gr6" draw:text-style-name="P4" draw:layer="layout" svg:x1="1.524cm" svg:y1="5.081cm" svg:x2="6.096cm" svg:y2="3.556cm">
          <text:p text:style-name="P4"><text:span text:style-name="T2">R</text:span><text:span text:style-name="T3">0</text:span></text:p>
        </draw:measure>
        <draw:line draw:style-name="gr7" draw:text-style-name="P2" draw:layer="layout" svg:x1="6.096cm" svg:y1="5.08cm" svg:x2="1.524cm" svg:y2="5.08cm">
          <text:p/>
        </draw:line>
        <draw:measure draw:style-name="gr8" draw:text-style-name="P4" draw:layer="layout" svg:x1="11.938cm" svg:y1="8.636cm" svg:x2="11.938cm" svg:y2="1.524cm">
          <text:p text:style-name="P4"><text:span text:style-name="T2">L</text:span><text:span text:style-name="T3">y</text:span></text:p>
        </draw:measure>
        <draw:measure draw:style-name="gr9" draw:text-style-name="P4" draw:layer="layout" svg:x1="6.096cm" svg:y1="8.636cm" svg:x2="11.938cm" svg:y2="8.636cm">
          <text:p text:style-name="P4"><text:span text:style-name="T2">L</text:span><text:span text:style-name="T3">x</text:span></text:p>
        </draw:measur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1" draw:layer="layout" svg:width="5.842cm" svg:height="6.604cm" svg:x="6.096cm" svg:y="2.1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96cm" svg:y1="9.828cm" svg:x2="8.996cm" svg:y2="1.192cm">
          <text:p/>
        </draw:line>
        <draw:line draw:style-name="gr2" draw:text-style-name="P2" draw:layer="layout" svg:x1="6.096cm" svg:y1="5.51cm" svg:x2="14.732cm" svg:y2="5.51cm">
          <text:p/>
        </draw:line>
        <draw:frame draw:style-name="gr3" draw:text-style-name="P3" draw:layer="layout" svg:width="1.016cm" svg:height="0.954cm" svg:x="13.716cm" svg:y="5.76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8.896cm" svg:y="1.332cm">
          <draw:text-box>
            <text:p><text:span text:style-name="T1">y</text:span></text:p>
          </draw:text-box>
        </draw:frame>
        <draw:measure draw:style-name="gr12" draw:text-style-name="P4" draw:layer="layout" svg:x1="11.938cm" svg:y1="8.79cm" svg:x2="11.938cm" svg:y2="2.186cm">
          <text:p text:style-name="P4"><text:span text:style-name="T2">L</text:span><text:span text:style-name="T3">y</text:span></text:p>
        </draw:measure>
        <draw:measure draw:style-name="gr13" draw:text-style-name="P4" draw:layer="layout" svg:x1="6.096cm" svg:y1="8.89cm" svg:x2="11.938cm" svg:y2="8.89cm">
          <text:p text:style-name="P4"><text:span text:style-name="T2">L</text:span><text:span text:style-name="T3">x</text:span></text:p>
        </draw:measure>
        <draw:line draw:style-name="gr4" draw:text-style-name="P2" draw:layer="layout" svg:x1="1.565cm" svg:y1="5.923cm" svg:x2="13.383cm" svg:y2="4.654cm">
          <text:p/>
        </draw:line>
        <draw:line draw:style-name="gr7" draw:text-style-name="P2" draw:layer="layout" svg:x1="6.109cm" svg:y1="5.415cm" svg:x2="1.565cm" svg:y2="5.924cm">
          <text:p/>
        </draw:line>
        <draw:measure draw:style-name="gr14" draw:text-style-name="P6" draw:layer="measurelines" svg:x1="1.565cm" svg:y1="5.924cm" svg:x2="13.383cm" svg:y2="4.654cm">
          <text:p text:style-name="P6"><text:span text:style-name="T4">R</text:span></text:p>
        </draw:measure>
        <draw:measure draw:style-name="gr15" draw:text-style-name="P6" draw:layer="layout" svg:x1="1.565cm" svg:y1="5.924cm" svg:x2="11.968cm" svg:y2="4.813cm">
          <text:p text:style-name="P6"><text:span text:style-name="T4">R</text:span><text:span text:style-name="T5">1</text:span></text:p>
        </draw:measure>
        <draw:measure draw:style-name="gr16" draw:text-style-name="P6" draw:layer="layout" svg:x1="1.565cm" svg:y1="5.924cm" svg:x2="6.111cm" svg:y2="5.436cm">
          <text:p text:style-name="P6"><text:span text:style-name="T4">R</text:span><text:span text:style-name="T5">0</text:span></text:p>
        </draw:measure>
        <draw:frame draw:style-name="gr3" draw:text-style-name="P3" draw:layer="layout" svg:width="1.016cm" svg:height="0.954cm" svg:x="11.022cm" svg:y="4.726cm">
          <draw:text-box>
            <text:p><text:span text:style-name="T6">θ</text:span></text:p>
          </draw:text-box>
        </draw:frame>
        <draw:measure draw:style-name="gr17" draw:text-style-name="P6" draw:layer="measurelines" svg:x1="9.398cm" svg:y1="5.924cm" svg:x2="9.398cm" svg:y2="5.51cm">
          <text:p text:style-name="P6"><text:span text:style-name="T4">-y</text:span><text:span text:style-name="T5">0</text:span></text:p>
        </draw:measure>
        <draw:measure draw:style-name="gr18" draw:text-style-name="P6" draw:layer="layout" svg:x1="1.565cm" svg:y1="5.924cm" svg:x2="8.996cm" svg:y2="5.924cm">
          <text:p text:style-name="P6"><text:span text:style-name="T7">-x</text:span><text:span text:style-name="T5">0</text:span></text:p>
        </draw:measure>
        <draw:frame draw:style-name="gr3" draw:text-style-name="P3" draw:layer="layout" svg:width="1.016cm" svg:height="0.954cm" svg:x="5.396cm" svg:y="1.432cm">
          <draw:text-box>
            <text:p><text:span text:style-name="T1">B</text:span></text:p>
          </draw:text-box>
        </draw:frame>
        <draw:frame draw:style-name="gr3" draw:text-style-name="P3" draw:layer="layout" svg:width="1.016cm" svg:height="0.954cm" svg:x="5.396cm" svg:y="8.032cm">
          <draw:text-box>
            <text:p><text:span text:style-name="T1">A</text:span></text:p>
          </draw:text-box>
        </draw:frame>
        <draw:frame draw:style-name="gr3" draw:text-style-name="P3" draw:layer="layout" svg:width="1.016cm" svg:height="0.954cm" svg:x="11.096cm" svg:y="8.032cm">
          <draw:text-box>
            <text:p><text:span text:style-name="T1">D</text:span></text:p>
          </draw:text-box>
        </draw:frame>
        <draw:frame draw:style-name="gr3" draw:text-style-name="P3" draw:layer="layout" svg:width="1.016cm" svg:height="0.954cm" svg:x="11.296cm" svg:y="1.332cm">
          <draw:text-box>
            <text:p><text:span text:style-name="T1">C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9" draw:text-style-name="P1" draw:layer="layout" svg:width="11.684cm" svg:height="8.636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9.906cm" svg:x2="7.366cm" svg:y2="0.254cm">
          <text:p/>
        </draw:line>
        <draw:line draw:style-name="gr2" draw:text-style-name="P2" draw:layer="layout" svg:x1="0.508cm" svg:y1="5.334cm" svg:x2="14.732cm" svg:y2="5.334cm">
          <text:p/>
        </draw:line>
        <draw:frame draw:style-name="gr20" draw:text-style-name="P7" draw:layer="layout" svg:width="0.807cm" svg:height="1.187cm" svg:x="3.765cm" svg:y="4.573cm">
          <draw:text-box>
            <text:p/>
          </draw:text-box>
        </draw:frame>
        <draw:frame draw:style-name="gr21" draw:text-style-name="P8" draw:layer="layout" svg:width="0.785cm" svg:height="0.557cm" svg:x="14.201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1" draw:text-style-name="P8" draw:layer="layout" svg:width="0.811cm" svg:height="0.557cm" svg:x="7.597cm" svg:y="0.2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2" draw:text-style-name="P9" draw:layer="layout" svg:width="0.508cm" svg:height="0.508cm" svg:x="7.112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508cm" svg:height="4.064cm" svg:x="7.112cm" svg:y="1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588cm" svg:height="8.636cm" svg:x="7.62cm" svg:y="1.0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08cm" svg:height="4.064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5.588cm" svg:height="8.636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5.334cm" svg:x2="11.938cm" svg:y2="3.556cm">
          <text:p/>
        </draw:line>
        <draw:line draw:style-name="gr2" draw:text-style-name="P2" draw:layer="layout" svg:x1="7.366cm" svg:y1="5.334cm" svg:x2="2.794cm" svg:y2="7.113cm">
          <text:p/>
        </draw:line>
        <draw:frame draw:style-name="gr21" draw:text-style-name="P8" draw:layer="layout" svg:width="1.24cm" svg:height="0.704cm" svg:x="11.176cm" svg:y="2.7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" draw:text-style-name="P8" draw:layer="layout" svg:width="1.758cm" svg:height="0.704cm" svg:x="2.286cm" svg:y="7.1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" draw:text-style-name="P8" draw:layer="layout" svg:width="1.063cm" svg:height="1.687cm" svg:x="13.208cm" svg:y="3.6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1" draw:text-style-name="P8" draw:layer="layout" svg:width="1.581cm" svg:height="1.687cm" svg:x="0cm" svg:y="3.6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1" draw:text-style-name="P8" draw:layer="layout" svg:width="1.089cm" svg:height="1.687cm" svg:x="7.573cm" svg:y="1.0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8" draw:layer="layout" svg:width="1.607cm" svg:height="1.687cm" svg:x="7.62cm" svg:y="7.9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Symbola" svg:font-family="Symbola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2:44:45.728098563</meta:creation-date>
    <dc:date>2023-03-06T16:53:10.982049012</dc:date>
    <meta:editing-duration>PT5H11M59S</meta:editing-duration>
    <meta:editing-cycles>10</meta:editing-cycles>
    <meta:generator>LibreOffice/6.4.7.2$Linux_X86_64 LibreOffice_project/40$Build-2</meta:generator>
    <meta:document-statistic meta:object-count="76"/>
  </office:meta>
</office:document-meta>
</file>

<file path=Object 1/content.xml><?xml version="1.0" encoding="utf-8"?>
<math xmlns="http://www.w3.org/1998/Math/MathML" display="block">
  <semantics>
    <msub>
      <mi>ν</mi>
      <mi>x</mi>
    </msub>
    <annotation encoding="StarMath 5.0">%nu_x</annotation>
  </semantics>
</math>
</file>

<file path=Object 2/content.xml><?xml version="1.0" encoding="utf-8"?>
<math xmlns="http://www.w3.org/1998/Math/MathML" display="block">
  <semantics>
    <msub>
      <mi>ν</mi>
      <mi>y</mi>
    </msub>
    <annotation encoding="StarMath 5.0">%nu_y</annotation>
  </semantics>
</math>
</file>

<file path=Object 3/content.xml><?xml version="1.0" encoding="utf-8"?>
<math xmlns="http://www.w3.org/1998/Math/MathML" display="block">
  <semantics>
    <mover accent="true">
      <msub>
        <mi>ν</mi>
        <mrow>
          <mi>m</mi>
          <mi>,</mi>
          <mi>n</mi>
        </mrow>
      </msub>
      <mo stretchy="false">⃑</mo>
    </mover>
    <annotation encoding="StarMath 5.0">harpoon{%nu}_{ m,n }</annotation>
  </semantics>
</math>
</file>

<file path=Object 4/content.xml><?xml version="1.0" encoding="utf-8"?>
<math xmlns="http://www.w3.org/1998/Math/MathML" display="block">
  <semantics>
    <mrow>
      <mo stretchy="false">−</mo>
      <mover accent="true">
        <msub>
          <mi>ν</mi>
          <mrow>
            <mi>m</mi>
            <mi>,</mi>
            <mi>n</mi>
          </mrow>
        </msub>
        <mo stretchy="false">⃑</mo>
      </mover>
    </mrow>
    <annotation encoding="StarMath 5.0">- harpoon{%nu}_{ m,n }</annotation>
  </semantics>
</math>
</file>

<file path=Object 5/content.xml><?xml version="1.0" encoding="utf-8"?>
<math xmlns="http://www.w3.org/1998/Math/MathML" display="block">
  <semantics>
    <mfrac>
      <msub>
        <mi>N</mi>
        <mi>x</mi>
      </msub>
      <msub>
        <mi>L</mi>
        <mi>x</mi>
      </msub>
    </mfrac>
    <annotation encoding="StarMath 5.0">{N_x} over {L_x} </annotation>
  </semantics>
</math>
</file>

<file path=Object 6/content.xml><?xml version="1.0" encoding="utf-8"?>
<math xmlns="http://www.w3.org/1998/Math/MathML" display="block">
  <semantics>
    <mrow>
      <mo stretchy="false">−</mo>
      <mfrac>
        <msub>
          <mi>N</mi>
          <mi>x</mi>
        </msub>
        <msub>
          <mi>L</mi>
          <mi>x</mi>
        </msub>
      </mfrac>
    </mrow>
    <annotation encoding="StarMath 5.0">- {{N_x} over {L_x}}</annotation>
  </semantics>
</math>
</file>

<file path=Object 7/content.xml><?xml version="1.0" encoding="utf-8"?>
<math xmlns="http://www.w3.org/1998/Math/MathML" display="block">
  <semantics>
    <mfrac>
      <msub>
        <mi>N</mi>
        <mi>y</mi>
      </msub>
      <msub>
        <mi>L</mi>
        <mi>y</mi>
      </msub>
    </mfrac>
    <annotation encoding="StarMath 5.0">{N_y} over {L_y}</annotation>
  </semantics>
</math>
</file>

<file path=Object 8/content.xml><?xml version="1.0" encoding="utf-8"?>
<math xmlns="http://www.w3.org/1998/Math/MathML" display="block">
  <semantics>
    <mrow>
      <mo stretchy="false">−</mo>
      <mfrac>
        <msub>
          <mi>N</mi>
          <mi>y</mi>
        </msub>
        <msub>
          <mi>L</mi>
          <mi>y</mi>
        </msub>
      </mfrac>
    </mrow>
    <annotation encoding="StarMath 5.0">-{{N_y} over {L_y}}</annotation>
  </semantics>
</math>
</file>